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ll numbers</text:p>
      <text:p text:style-name="Standard"/>
      <text:p text:style-name="Standard">Ontario</text:p>
      <text:p text:style-name="Standard"/>
      <text:p text:style-name="Standard">Paris 1919 <text:tab/>D6444 .M32 2002</text:p>
      <text:p text:style-name="Standard">Postwar<text:tab/>D1051 J84 2004</text:p>
      <text:p text:style-name="Standard"/>
      <text:p text:style-name="Standard">Brussels</text:p>
      <text:p text:style-name="Standard"/>
      <text:p text:style-name="Standard">The Early Chartered Companies<text:tab/>HF485 C4 1968</text:p>
      <text:p text:style-name="Standard">Jan Compagnie<text:tab/><text:tab/><text:tab/>HF483 E6 B6813</text:p>
      <text:p text:style-name="Standard">A Throne in Brussels<text:tab/><text:tab/><text:tab/>DH645 B45 2005</text:p>
      <text:p text:style-name="Standard">King Leopold's Congo<text:tab/><text:tab/>DT655 S5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4T10:11:25</meta:creation-date>
    <dc:date>2009-08-16T03:39:08</dc:date>
    <meta:editing-duration>PT41H27M43S</meta:editing-duration>
    <meta:editing-cycles>2</meta:editing-cycles>
    <meta:generator>OpenOffice.org/3.0$Linux OpenOffice.org_project/300m15$Build-9379</meta:generator>
    <meta:document-statistic meta:table-count="0" meta:image-count="0" meta:object-count="0" meta:page-count="1" meta:paragraph-count="9" meta:word-count="37" meta:character-count="217"/>
    <meta:user-defined meta:name="Info 1"/>
    <meta:user-defined meta:name="Info 2"/>
    <meta:user-defined meta:name="Info 3"/>
    <meta:user-defined meta:name="Info 4"/>
  </office:meta>
</office:document-meta>
</file>